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CachingConfig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ustom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urer.c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nableCachingIsolatedTests.noCacheManagerBea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ull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.c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urer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nableCachingIsolatedTests.emptyConfig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ptyConfigSupportConfig.c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las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.c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urer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nableCachingIsolatedTests.bothSetOnlyResolverIs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EnableCachingIsolatedTests.multipleCachingConfigur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EnableCachingIsolatedTests.clos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Caching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nableCachingIsolatedTests.testCach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EnableCachingIsolatedTests.testKe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EnableCachingIsolatedTests.multipleCacheManagerBeans_implementsCaching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acheManagerConfig.c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cheManagerConfigurer.c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custom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nableCachingIsolatedTests.load( Class &lt; ? &gt; ...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CachingConfig.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EnableCachingIsolatedTests.multipleCacheManagerBea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EnableCachingIsolatedTests.singleCacheMana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